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53cm" fo:margin-right="0cm" fo:margin-top="0.198cm" fo:margin-bottom="0.119cm" fo:line-height="100%" text:enable-numbering="true" fo:text-indent="-0.661cm" style:punctuation-wrap="hanging" style:line-break="strict"/>
    </style:style>
    <style:style style:name="P8" style:family="paragraph">
      <style:paragraph-properties fo:margin-left="3.175cm" fo:margin-right="0cm" fo:margin-top="0.158cm" fo:margin-bottom="0cm" fo:line-height="106%" text:enable-numbering="true" fo:text-indent="-0.635cm" style:punctuation-wrap="hanging" style:line-break="strict"/>
    </style:style>
    <style:style style:name="P9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 style:writing-mode="lr-tb"/>
    </style:style>
    <style:style style:name="P10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3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4" style:family="paragraph">
      <style:paragraph-properties fo:margin-left="1.953cm" fo:margin-right="0cm" fo:margin-top="0.198cm" fo:margin-bottom="0.119cm" fo:line-height="106%" text:enable-numbering="true" fo:text-indent="-0.661cm" style:punctuation-wrap="hanging" style:line-break="strict"/>
    </style:style>
    <style:style style:name="P15" style:family="paragraph">
      <style:paragraph-properties fo:margin-left="0.635cm" fo:margin-right="0cm" fo:margin-top="0.176cm" fo:margin-bottom="0.176cm" fo:line-height="106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7" style:family="paragraph">
      <style:paragraph-properties fo:margin-left="1.953cm" fo:margin-right="0cm" fo:margin-top="0.198cm" fo:margin-bottom="0.119cm" fo:line-height="102%" text:enable-numbering="true" fo:text-indent="-0.661cm" style:punctuation-wrap="hanging" style:line-break="strict"/>
    </style:style>
    <style:style style:name="P18" style:family="paragraph">
      <style:paragraph-properties fo:margin-left="1.953cm" fo:margin-right="0cm" fo:margin-top="0.198cm" fo:margin-bottom="0.119cm" fo:line-height="101%" text:enable-numbering="true" fo:text-indent="-0.661cm" style:punctuation-wrap="hanging" style:line-break="strict"/>
    </style:style>
    <style:style style:name="P19" style:family="paragraph">
      <style:paragraph-properties fo:margin-left="1.953cm" fo:margin-right="0cm" fo:margin-top="0.198cm" fo:margin-bottom="0.119cm" fo:line-height="105%" text:enable-numbering="true" fo:text-indent="-0.661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1cm" style:vertical-pos="middle" style:vertical-rel="line" fo:width="0.495cm" fo:height="0.495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37cm" fo:height="0.03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1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37cm" fo:height="0.03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</text:list-style>
    <text:list-style style:name="L6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7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1.292cm" text:min-label-width="0.661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37cm" fo:height="0.03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1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37cm" fo:height="0.03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</text:list-style>
    <text:list-style style:name="L9">
      <text:list-level-style-image text:level="1" xlink:href="Pictures/100002000000000A0000000A9FEDF776.png" xlink:type="simple" xlink:show="embed" xlink:actuate="onLoad">
        <style:list-level-properties text:min-label-width="0.635cm"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1cm" style:vertical-pos="middle" style:vertical-rel="line" fo:width="0.495cm" fo:height="0.495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37cm" fo:height="0.03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37cm" fo:height="0.037cm"/>
      </text:list-level-style-image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9" draw:layer="layout" svg:width="22.238cm" svg:height="14.606cm" svg:x="1.27cm" svg:y="3.175cm" presentation:class="outline" presentation:user-transformed="true">
          <draw:text-box>
            <text:list text:style-name="L4">
              <text:list-item>
                <text:p text:id="id1" text:style-name="P6"><text:span text:style-name="T4">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Team Communi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M, Chat, File Sharing, VOIP, e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Multiple Protocols/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Google Talk/XMPP, Yahoo, Skype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nteroperable with other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7" draw:text-style-name="P9" draw:layer="layout" svg:width="22.238cm" svg:height="14.606cm" svg:x="1.27cm" svg:y="3.175cm" presentation:class="outline" presentation:user-transformed="true">
          <draw:text-box>
            <text:list text:style-name="L4">
              <text:list-item>
                <text:p text:id="id3" text:style-name="P6"><text:span text:style-name="T4"><text:s/></text:span><text:span text:style-name="T4">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Protocol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IM/Chat</text:span></text:p>
          </draw:text-box>
        </draw:frame>
        <draw:frame presentation:style-name="pr9" draw:text-style-name="P2" draw:layer="layout" svg:width="21.603cm" svg:height="13.852cm" svg:x="1.904cm" svg:y="3.174cm" presentation:class="outline" presentation:user-transformed="true">
          <draw:text-box>
            <text:list text:style-name="L4">
              <text:list-item>
                <text:p text:style-name="P13"><text:span text:style-name="T4">Contacts List/IM</text:span></text:p>
              </text:list-item>
            </text:list>
            <text:list text:style-name="L4">
              <text:list-item>
                <text:p text:style-name="P13"><text:span text:style-name="T4">IRC/Group Chat</text:span></text:p>
              </text:list-item>
            </text:list>
            <text:list text:style-name="L4">
              <text:list-item>
                <text:p text:style-name="P13"><text:span text:style-name="T4">Integration with Eclips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Links in Cha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Chat Bot (KOS-MOS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Remote Contro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Contacts Searching</text:span></text:p>
          </draw:text-box>
        </draw:frame>
        <draw:frame presentation:style-name="pr10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5"><text:span text:style-name="T4">Recent Addition (1.0.2)</text:span></text:p>
              </text:list-item>
            </text:list>
            <text:list text:style-name="L4">
              <text:list-item>
                <text:p text:style-name="P15"><text:span text:style-name="T4">Quick Access to Contact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Skype for VOIP</text:span></text:p>
          </draw:text-box>
        </draw:frame>
        <draw:frame presentation:style-name="pr10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6"><text:span text:style-name="T4">IM/Chat Features</text:span></text:p>
              </text:list-item>
            </text:list>
            <text:list text:style-name="L4">
              <text:list-item>
                <text:p text:style-name="P16"><text:span text:style-name="T4">Skype 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HyperConnect</text:span></text:p>
          </draw:text-box>
        </draw:frame>
        <draw:frame presentation:style-name="pr10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6"><text:span text:style-name="T4">Embed 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Text and Sour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Demo: <text:s/>Generic Server and Collaboration Client</text:span></text:p>
          </draw:text-box>
        </draw:frame>
        <draw:frame presentation:style-name="pr12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6"><text:span text:style-name="T4">Starting as IApplication</text:span></text:p>
              </text:list-item>
            </text:list>
            <text:list text:style-name="L4">
              <text:list-item>
                <text:p text:style-name="P16"><text:span text:style-name="T4">AppGenericServ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Summary: <text:s/>More Eclipse-based Collaboration Features Coming</text:span></text:p>
          </draw:text-box>
        </draw:frame>
        <draw:frame presentation:style-name="pr12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6"><text:span text:style-name="T4">More UI Features</text:span></text:p>
              </text:list-item>
            </text:list>
            <text:list text:style-name="L4">
              <text:list-item>
                <text:p text:style-name="P16"><text:span text:style-name="T4">VOIP</text:span></text:p>
              </text:list-item>
            </text:list>
            <text:list text:style-name="L4">
              <text:list-item>
                <text:p text:style-name="P16"><text:span text:style-name="T4">Integration with Mylyn/Other Tools</text:span></text:p>
              </text:list-item>
            </text:list>
            <text:list text:style-name="L9">
              <text:list-item>
                <text:p text:style-name="P16"><text:span text:style-name="T4">Pending Contributions/Effort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Shared Edit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Team Search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Bulletin Board Clien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ECF For Developers</text:span></text:p>
          </draw:text-box>
        </draw:frame>
        <draw:frame presentation:style-name="pr13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Open and Extensible APIs</text:span></text:p>
              </text:list-item>
            </text:list>
            <text:list text:style-name="L4">
              <text:list-item>
                <text:p text:style-name="P13"><text:span text:style-name="T4">Provider Architecture for Multiple Protocol Support</text:span></text:p>
              </text:list-item>
            </text:list>
            <text:list text:style-name="L4">
              <text:list-item>
                <text:p text:style-name="P13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ECF Container</text:span></text:p>
          </draw:text-box>
        </draw:frame>
        <draw:frame presentation:style-name="pr9" draw:text-style-name="P2" draw:layer="layout" svg:width="21.603cm" svg:height="13.852cm" svg:x="1.904cm" svg:y="3.293cm" presentation:class="outline" presentation:user-transformed="true">
          <draw:text-box>
            <text:list text:style-name="L4">
              <text:list-item>
                <text:p text:style-name="P13"><text:span text:style-name="T4">Core ECF Interface: <text:s/>IContainer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Represents sess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12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0">
            <text:list-item>
              <text:p text:style-name="P16"><text:span text:style-name="T5">IContainerManager to get all containers</text:span></text:p>
            </text:list-item>
          </text:list>
          <text:list text:style-name="L10">
            <text:list-item>
              <text:p text:style-name="P16"><text:span text:style-name="T5">Find containers that implement presence API</text:span></text:p>
            </text:list-item>
          </text:list>
          <text:list text:style-name="L10">
            <text:list-item>
              <text:p text:style-name="P16"><text:span text:style-name="T5">Use presence API!</text:span></text:p>
            </text:list-item>
          </text:list>
          <text:list text:style-name="L10">
            <text:list-item>
              <text:p text:style-name="P16"><text:span text:style-name="T5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12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0">
            <text:list-item>
              <text:p text:style-name="P16"><text:span text:style-name="T5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12"><text:span text:style-name="T4">Demo: <text:s/>Adding Context Menu Items to Contacts View</text:span></text:p>
          </draw:text-box>
        </draw:frame>
        <draw:frame presentation:style-name="pr10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6"><text:span text:style-name="T4">Adding IActions to Contacts</text:span></text:p>
              </text:list-item>
            </text:list>
            <text:list text:style-name="L4">
              <text:list-item>
                <text:p text:style-name="P16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Demo: <text:s/>Contacts View Drag and Drop Support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6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Summary: ECF Extensibility</text:span></text:p>
          </draw:text-box>
        </draw:frame>
        <draw:frame presentation:style-name="pr13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Extension Points and OSGI Servic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IContainerManag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MenuContribu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Drag and Drop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Adding providers</text:span></text:p>
          </draw:text-box>
        </draw:frame>
        <draw:frame presentation:style-name="pr10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6"><text:span text:style-name="T4">Trivial Provider</text:span></text:p>
              </text:list-item>
            </text:list>
            <text:list text:style-name="L4">
              <text:list-item>
                <text:p text:style-name="P16"><text:span text:style-name="T4">Yahoo</text:span></text:p>
              </text:list-item>
            </text:list>
            <text:list text:style-name="L4">
              <text:list-item>
                <text:p text:style-name="P16"><text:span text:style-name="T4">Skype</text:span></text:p>
              </text:list-item>
            </text:list>
            <text:list text:style-name="L4">
              <text:list-item>
                <text:p text:style-name="P16"><text:span text:style-name="T4">MSN</text:span></text:p>
              </text:list-item>
            </text:list>
            <text:list text:style-name="L4">
              <text:list-item>
                <text:p text:style-name="P16"><text:span text:style-name="T4">etc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RCP App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Summary: <text:s/>APIs</text:span></text:p>
          </draw:text-box>
        </draw:frame>
        <draw:frame presentation:style-name="pr9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3"><text:span text:style-name="T4">Datashare</text:span></text:p>
              </text:list-item>
            </text:list>
            <text:list text:style-name="L4">
              <text:list-item>
                <text:p text:style-name="P13"><text:span text:style-name="T4">Presence/IM/Chat</text:span></text:p>
              </text:list-item>
            </text:list>
            <text:list text:style-name="L4">
              <text:list-item>
                <text:p text:style-name="P13"><text:span text:style-name="T4">File Transfer</text:span></text:p>
              </text:list-item>
            </text:list>
            <text:list text:style-name="L4">
              <text:list-item>
                <text:p text:style-name="P13"><text:span text:style-name="T4">Discovery</text:span></text:p>
              </text:list-item>
            </text:list>
            <text:list text:style-name="L4">
              <text:list-item>
                <text:p text:style-name="P13"><text:span text:style-name="T4">VOIP</text:span></text:p>
              </text:list-item>
            </text:list>
            <text:list text:style-name="L4">
              <text:list-item>
                <text:p text:style-name="P13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8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Resources</text:span></text:p>
          </draw:text-box>
        </draw:frame>
        <draw:frame presentation:style-name="pr9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3"><text:span text:style-name="T4">ECF Project Home Page: <text:s/></text:span><text:span text:style-name="T6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3"><text:span text:style-name="T4">ECF Plugins (anon CVS): <text:s/>:pserver:dev.eclipse.org:/cvsroot/technology/org.eclipse.ecf/examples/plugins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org.eclipse.ecf.examples.webin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12"><text:span text:style-name="T4">Demo: <text:s/>Dynamic Service Discovery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Zeroconf Implementation</text:span></text:p>
              </text:list-item>
            </text:list>
            <text:list text:style-name="L4">
              <text:list-item>
                <text:p text:style-name="P16"><text:span text:style-name="T4">Discovery Using other Mechanisms/Protocol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JXT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Upn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4">Other contributions welcom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3cm" svg:height="11.997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61cm" style:vertical-pos="middle" style:vertical-rel="line" fo:width="0.495cm" fo:height="0.495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37cm" fo:height="0.037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37cm" fo:height="0.037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37cm" fo:height="0.037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37cm" fo:height="0.037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37cm" fo:height="0.037cm"/>
          </text:list-level-style-image>
        </text:list-style>
      </style:graphic-properties>
      <style:paragraph-properties fo:margin-left="0.635cm" fo:margin-right="0cm" fo:margin-top="0.176cm" fo:margin-bottom="0.176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53cm" fo:margin-right="0cm" fo:margin-top="0.198cm" fo:margin-bottom="0.119cm" fo:line-height="107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  <style:tab-stop style:position="24.716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5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61cm" style:vertical-pos="middle" style:vertical-rel="line" fo:width="0.146cm" fo:height="0.146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146cm" fo:height="0.146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146cm" fo:height="0.146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46cm" fo:height="0.146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46cm" fo:height="0.146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46cm" fo:height="0.146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46cm" fo:height="0.146cm"/>
          </text:list-level-style-image>
        </text:list-style>
      </style:graphic-properties>
      <style:paragraph-properties fo:margin-left="0.635cm" fo:margin-right="0cm" fo:margin-top="0.176cm" fo:margin-bottom="0.176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53cm" fo:margin-right="0cm" fo:margin-top="0.198cm" fo:margin-bottom="0.119cm" fo:line-height="62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  <style:tab-stop style:position="24.71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62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21cm" fo:margin-right="0cm" fo:margin-top="0.114cm" fo:margin-bottom="0cm" fo:line-height="98%" text:enable-numbering="false" fo:text-indent="-0.921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21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4"/>
      <draw:page-thumbnail draw:layer="backgroundobjects" svg:width="6.4cm" svg:height="4.8cm" svg:x="11.531cm" svg:y="10.934cm" draw:page-number="5"/>
      <draw:page-thumbnail draw:layer="backgroundobjects" svg:width="6.4cm" svg:height="4.8cm" svg:x="2.387cm" svg:y="18.135cm" draw:page-number="6"/>
      <draw:page-thumbnail draw:layer="backgroundobjects" svg:width="6.4cm" svg:height="4.8cm" svg:x="11.531cm" svg:y="18.135cm" draw:page-number="7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19cm" svg:height="3.217cm" svg:x="0.634cm" svg:y="1.27cm" presentation:class="title" presentation:placeholder="true">
        <draw:text-box/>
      </draw:frame>
      <draw:frame presentation:style-name="Default-outline1" draw:layer="backgroundobjects" svg:width="21.572cm" svg:height="14.086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896cm" svg:height="0.684cm" svg:x="19.2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75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76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304cm" svg:height="9.985cm" svg:x="3.493cm" svg:y="2.002cm" presentation:class="page"/>
        <draw:frame presentation:style-name="Default-notes" draw:layer="backgroundobjects" svg:width="16.223cm" svg:height="11.996cm" svg:x="2.032cm" svg:y="12.668cm" presentation:class="notes" presentation:placeholder="true">
          <draw:text-box/>
        </draw:frame>
        <draw:frame presentation:style-name="pr4" draw:text-style-name="P10" draw:layer="backgroundobjects" svg:width="8.775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76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66cm" svg:height="4.085cm" svg:x="1.098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895cm" svg:height="1.293cm" svg:x="19.12cm" svg:y="0.706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29cm" svg:height="12.569cm" svg:x="1.269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75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76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304cm" svg:height="9.985cm" svg:x="3.493cm" svg:y="2.002cm" presentation:class="page"/>
        <draw:frame presentation:style-name="Title1-notes" draw:layer="backgroundobjects" svg:width="16.223cm" svg:height="11.996cm" svg:x="2.032cm" svg:y="12.668cm" presentation:class="notes" presentation:placeholder="true">
          <draw:text-box/>
        </draw:frame>
        <draw:frame presentation:style-name="pr9" draw:text-style-name="P10" draw:layer="backgroundobjects" svg:width="8.775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76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30T09:37:44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